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557cm"/>
    </style:style>
    <style:style style:name="Tableau2.C" style:family="table-column">
      <style:table-column-properties style:column-width="1.963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1de74c" officeooo:paragraph-rsid="001de74c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21299d"/>
    </style:style>
    <style:style style:name="P4" style:family="paragraph" style:parent-style-name="Table_20_Contents">
      <style:paragraph-properties fo:text-align="start" style:justify-single-word="false"/>
      <style:text-properties officeooo:rsid="001eae94" officeooo:paragraph-rsid="001eae94"/>
    </style:style>
    <style:style style:name="P5" style:family="paragraph" style:parent-style-name="Table_20_Contents">
      <style:paragraph-properties fo:text-align="center" style:justify-single-word="false"/>
      <style:text-properties officeooo:rsid="001eae94" officeooo:paragraph-rsid="001eae94"/>
    </style:style>
    <style:style style:name="P6" style:family="paragraph" style:parent-style-name="Header">
      <style:paragraph-properties fo:text-align="end" style:justify-single-word="false"/>
      <style:text-properties officeooo:paragraph-rsid="001eae94"/>
    </style:style>
    <style:style style:name="P7" style:family="paragraph" style:parent-style-name="Standard">
      <style:paragraph-properties fo:text-align="center" style:justify-single-word="false"/>
      <style:text-properties fo:font-size="24pt" officeooo:rsid="001de628" officeooo:paragraph-rsid="001de628" style:font-size-asian="24pt" style:font-size-complex="24pt"/>
    </style:style>
    <style:style style:name="P8" style:family="paragraph" style:parent-style-name="Standard">
      <style:paragraph-properties fo:text-align="center" style:justify-single-word="false" fo:break-before="page"/>
      <style:text-properties fo:font-size="24pt" officeooo:rsid="001de74c" officeooo:paragraph-rsid="001de74c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fo:font-size="48pt" officeooo:rsid="001de628" officeooo:paragraph-rsid="001de628" style:font-size-asian="48pt" style:font-size-complex="48pt"/>
    </style:style>
    <style:style style:name="P10" style:family="paragraph" style:parent-style-name="Standard">
      <style:paragraph-properties fo:text-align="start" style:justify-single-word="false"/>
      <style:text-properties fo:font-size="16pt" officeooo:rsid="0021299d" officeooo:paragraph-rsid="0021299d" style:font-size-asian="14pt" style:font-size-complex="16pt"/>
    </style:style>
    <style:style style:name="P11" style:family="paragraph" style:parent-style-name="Table_20_Contents">
      <style:paragraph-properties fo:text-align="start" style:justify-single-word="false"/>
      <style:text-properties fo:font-size="16pt" style:font-size-asian="14pt" style:font-size-complex="16pt"/>
    </style:style>
    <style:style style:name="P12" style:family="paragraph" style:parent-style-name="Table_20_Contents">
      <style:paragraph-properties fo:text-align="end" style:justify-single-word="false"/>
      <style:text-properties fo:font-size="16pt" officeooo:rsid="002155df" officeooo:paragraph-rsid="002155df" style:font-size-asian="14pt" style:font-size-complex="16pt"/>
    </style:style>
    <style:style style:name="P13" style:family="paragraph" style:parent-style-name="Table_20_Contents">
      <style:paragraph-properties fo:text-align="end" style:justify-single-word="false"/>
      <style:text-properties fo:font-size="16pt" officeooo:rsid="003315b9" officeooo:paragraph-rsid="003315b9" style:font-size-asian="14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fo:font-size="16pt" officeooo:rsid="003315b9" officeooo:paragraph-rsid="003315b9" style:font-size-asian="14pt" style:font-size-complex="16pt"/>
    </style:style>
    <style:style style:name="P15" style:family="paragraph" style:parent-style-name="Table_20_Contents">
      <style:paragraph-properties fo:text-align="end" style:justify-single-word="false"/>
      <style:text-properties fo:font-size="16pt" officeooo:rsid="00376666" officeooo:paragraph-rsid="00376666" style:font-size-asian="14pt" style:font-size-complex="16pt"/>
    </style:style>
    <style:style style:name="P16" style:family="paragraph" style:parent-style-name="Table_20_Contents">
      <style:paragraph-properties fo:text-align="start" style:justify-single-word="false"/>
      <style:text-properties fo:font-size="16pt" officeooo:rsid="00376666" officeooo:paragraph-rsid="00376666" style:font-size-asian="14pt" style:font-size-complex="16pt"/>
    </style:style>
    <style:style style:name="P17" style:family="paragraph" style:parent-style-name="Table_20_Contents">
      <style:paragraph-properties fo:text-align="start" style:justify-single-word="false"/>
      <style:text-properties fo:font-size="16pt" officeooo:rsid="00376666" officeooo:paragraph-rsid="004281c9" style:font-size-asian="14pt" style:font-size-complex="16pt"/>
    </style:style>
    <style:style style:name="P18" style:family="paragraph" style:parent-style-name="Table_20_Contents">
      <style:paragraph-properties fo:text-align="end" style:justify-single-word="false"/>
      <style:text-properties fo:font-size="16pt" officeooo:rsid="0042a3e5" officeooo:paragraph-rsid="0042a3e5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2pt" officeooo:rsid="002155df" officeooo:paragraph-rsid="002155df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22eb2f" officeooo:paragraph-rsid="0022eb2f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258e07" officeooo:paragraph-rsid="00258e07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26b2d7" officeooo:paragraph-rsid="0026b2d7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26f260" officeooo:paragraph-rsid="0026f260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26f260" officeooo:paragraph-rsid="002adab8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26f260" officeooo:paragraph-rsid="002bc260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26f260" officeooo:paragraph-rsid="002ffb52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26f260" officeooo:paragraph-rsid="003171b4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26f260" officeooo:paragraph-rsid="0031fc1a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2bc260" officeooo:paragraph-rsid="002bc260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rsid="002bc260" officeooo:paragraph-rsid="002cff7b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rsid="002cff7b" officeooo:paragraph-rsid="002cff7b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rsid="003171b4" officeooo:paragraph-rsid="003171b4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officeooo:rsid="003171b4" officeooo:paragraph-rsid="0031fc1a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officeooo:rsid="00343319" officeooo:paragraph-rsid="00343319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officeooo:rsid="003413d5" officeooo:paragraph-rsid="003b1bc4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rsid="003413d5" officeooo:paragraph-rsid="003413d5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officeooo:rsid="003413d5" officeooo:paragraph-rsid="003b79b4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officeooo:rsid="003b1bc4" officeooo:paragraph-rsid="003b1bc4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officeooo:rsid="003b79b4" officeooo:paragraph-rsid="003b79b4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officeooo:rsid="003be15e" officeooo:paragraph-rsid="003be15e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officeooo:rsid="00367831" officeooo:paragraph-rsid="00367831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size="12pt" officeooo:rsid="00450a0b" officeooo:paragraph-rsid="00450a0b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size="12pt" officeooo:rsid="0045c09c" officeooo:paragraph-rsid="0045c09c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2pt" officeooo:rsid="00407005" officeooo:paragraph-rsid="00343319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6f260" officeooo:paragraph-rsid="0026f260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3413d5" officeooo:paragraph-rsid="003413d5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officeooo:rsid="00356827" officeooo:paragraph-rsid="003be15e" style:font-size-asian="10.5pt" style:font-size-complex="12pt"/>
    </style:style>
    <style:style style:name="P48" style:family="paragraph" style:parent-style-name="Standard">
      <style:paragraph-properties fo:text-align="center" style:justify-single-word="false" fo:break-before="page"/>
      <style:text-properties fo:font-size="18pt" officeooo:rsid="0026f260" officeooo:paragraph-rsid="0026f260" style:font-size-asian="18pt" style:font-size-complex="18pt"/>
    </style:style>
    <style:style style:name="P49" style:family="paragraph" style:parent-style-name="Standard">
      <style:paragraph-properties fo:text-align="center" style:justify-single-word="false" fo:break-before="page"/>
      <style:text-properties fo:font-size="18pt" officeooo:rsid="002155df" officeooo:paragraph-rsid="002155df" style:font-size-asian="18pt" style:font-size-complex="18pt"/>
    </style:style>
    <style:style style:name="P50" style:family="paragraph" style:parent-style-name="Standard">
      <style:paragraph-properties fo:text-align="center" style:justify-single-word="false" fo:break-before="page"/>
      <style:text-properties fo:font-size="18pt" officeooo:rsid="003413d5" officeooo:paragraph-rsid="003413d5" style:font-size-asian="18pt" style:font-size-complex="18pt"/>
    </style:style>
    <style:style style:name="P51" style:family="paragraph" style:parent-style-name="Standard">
      <style:paragraph-properties fo:text-align="center" style:justify-single-word="false"/>
      <style:text-properties fo:font-size="18pt" officeooo:rsid="003413d5" officeooo:paragraph-rsid="003413d5" style:font-size-asian="18pt" style:font-size-complex="18pt"/>
    </style:style>
    <style:style style:name="P52" style:family="paragraph" style:parent-style-name="Standard">
      <style:paragraph-properties fo:text-align="center" style:justify-single-word="false"/>
      <style:text-properties fo:font-size="18pt" officeooo:rsid="00367831" officeooo:paragraph-rsid="00367831" style:font-size-asian="18pt" style:font-size-complex="18pt"/>
    </style:style>
    <style:style style:name="P53" style:family="paragraph" style:parent-style-name="Standard">
      <style:text-properties officeooo:rsid="003be15e" officeooo:paragraph-rsid="003be15e"/>
    </style:style>
    <style:style style:name="P54" style:family="paragraph" style:parent-style-name="Standard">
      <style:text-properties officeooo:paragraph-rsid="003be15e"/>
    </style:style>
    <style:style style:name="P55" style:family="paragraph" style:parent-style-name="Standard">
      <style:text-properties officeooo:rsid="003d6911" officeooo:paragraph-rsid="003d6911"/>
    </style:style>
    <style:style style:name="P56" style:family="paragraph" style:parent-style-name="Standard">
      <style:text-properties officeooo:rsid="003ec3b3" officeooo:paragraph-rsid="003ec3b3"/>
    </style:style>
    <style:style style:name="T1" style:family="text">
      <style:text-properties fo:font-size="16pt" officeooo:rsid="0021299d" style:font-size-asian="14pt" style:font-size-complex="16pt"/>
    </style:style>
    <style:style style:name="T2" style:family="text">
      <style:text-properties fo:font-size="16pt" officeooo:rsid="002155df" style:font-size-asian="14pt" style:font-size-complex="16pt"/>
    </style:style>
    <style:style style:name="T3" style:family="text">
      <style:text-properties officeooo:rsid="00230ebd"/>
    </style:style>
    <style:style style:name="T4" style:family="text">
      <style:text-properties officeooo:rsid="0026f260"/>
    </style:style>
    <style:style style:name="T5" style:family="text">
      <style:text-properties officeooo:rsid="0028f196"/>
    </style:style>
    <style:style style:name="T6" style:family="text">
      <style:text-properties officeooo:rsid="002a207c"/>
    </style:style>
    <style:style style:name="T7" style:family="text">
      <style:text-properties officeooo:rsid="002adab8"/>
    </style:style>
    <style:style style:name="T8" style:family="text">
      <style:text-properties officeooo:rsid="002bc260"/>
    </style:style>
    <style:style style:name="T9" style:family="text">
      <style:text-properties officeooo:rsid="002e25e8"/>
    </style:style>
    <style:style style:name="T10" style:family="text">
      <style:text-properties officeooo:rsid="002f209b"/>
    </style:style>
    <style:style style:name="T11" style:family="text">
      <style:text-properties officeooo:rsid="002ffb52"/>
    </style:style>
    <style:style style:name="T12" style:family="text">
      <style:text-properties officeooo:rsid="00305bb1"/>
    </style:style>
    <style:style style:name="T13" style:family="text">
      <style:text-properties officeooo:rsid="003171b4"/>
    </style:style>
    <style:style style:name="T14" style:family="text">
      <style:text-properties officeooo:rsid="0031fc1a"/>
    </style:style>
    <style:style style:name="T15" style:family="text">
      <style:text-properties officeooo:rsid="003315b9"/>
    </style:style>
    <style:style style:name="T16" style:family="text">
      <style:text-properties officeooo:rsid="003413d5"/>
    </style:style>
    <style:style style:name="T17" style:family="text">
      <style:text-properties officeooo:rsid="00376666"/>
    </style:style>
    <style:style style:name="T18" style:family="text">
      <style:text-properties officeooo:rsid="00396298"/>
    </style:style>
    <style:style style:name="T19" style:family="text">
      <style:text-properties officeooo:rsid="003b1bc4"/>
    </style:style>
    <style:style style:name="T20" style:family="text">
      <style:text-properties fo:color="#ffffff" loext:opacity="100%" fo:font-size="13pt" fo:font-style="italic" style:text-underline-style="solid" style:text-underline-type="double" style:text-underline-width="auto" style:text-underline-color="#ffffff" fo:font-weight="bold" officeooo:rsid="003b1bc4" fo:background-color="#ff0000" loext:char-shading-value="0"/>
    </style:style>
    <style:style style:name="T21" style:family="text">
      <style:text-properties officeooo:rsid="003b79b4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03be15e"/>
    </style:style>
    <style:style style:name="T24" style:family="text">
      <style:text-properties officeooo:rsid="0026f260" style:font-size-asian="12pt"/>
    </style:style>
    <style:style style:name="T25" style:family="text">
      <style:text-properties officeooo:rsid="003be15e" style:font-size-asian="12pt"/>
    </style:style>
    <style:style style:name="T26" style:family="text">
      <style:text-properties officeooo:rsid="003ec3b3"/>
    </style:style>
    <style:style style:name="T27" style:family="text">
      <style:text-properties officeooo:rsid="004281c9"/>
    </style:style>
    <style:style style:name="T28" style:family="text">
      <style:text-properties officeooo:rsid="00450a0b"/>
    </style:style>
    <style:style style:name="T29" style:family="text">
      <style:text-properties officeooo:rsid="0047c269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center" style:horizontal-rel="page" fo:padding="0.15cm" fo:border="none" draw:wrap-influence-on-position="once-concurrent" loext:allow-overlap="true"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1" text:anchor-type="paragraph" svg:y="13.79cm" svg:width="5.789cm" draw:z-index="0"><draw:text-box fo:min-height="6.142cm"><text:p text:style-name="P9">Projet 3</text:p><text:p text:style-name="P9">NSI</text:p></draw:text-box></draw:frame></text:p>
      <text:p text:style-name="P8">Sommaire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1618963069408">
          <table:table-cell table:style-name="Tableau2.A1" office:value-type="string">
            <text:p text:style-name="P3"><text:span text:style-name="T2">1.</text:span><text:span text:style-name="T1">Structure</text:span></text:p>
          </table:table-cell>
          <table:table-cell table:style-name="Tableau2.A1" office:value-type="string">
            <text:p text:style-name="P10"/>
          </table:table-cell>
          <table:table-cell table:style-name="Tableau2.C1" office:value-type="string">
            <text:p text:style-name="P12">3</text:p>
          </table:table-cell>
        </table:table-row>
        <table:table-row table:style-name="TableLine1618963072288">
          <table:table-cell table:style-name="Tableau2.A2" office:value-type="string">
            <text:p text:style-name="P10"><text:span text:style-name="T15">2.</text:span>Fonctions :</text:p>
          </table:table-cell>
          <table:table-cell table:style-name="Tableau2.A2" office:value-type="string">
            <text:p text:style-name="P10"/>
          </table:table-cell>
          <table:table-cell table:style-name="Tableau2.C2" office:value-type="string">
            <text:p text:style-name="P14">4-4</text:p>
          </table:table-cell>
        </table:table-row>
        <table:table-row table:style-name="TableLine1618963074016"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><text:span text:style-name="T15">2.1.</text:span>Taille</text:p>
          </table:table-cell>
          <table:table-cell table:style-name="Tableau2.C2" office:value-type="string">
            <text:p text:style-name="P12">4</text:p>
          </table:table-cell>
        </table:table-row>
        <table:table-row table:style-name="TableLine1618963073728"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><text:span text:style-name="T15">2.2.</text:span>Trier</text:p>
          </table:table-cell>
          <table:table-cell table:style-name="Tableau2.C2" office:value-type="string">
            <text:p text:style-name="P13">4</text:p>
          </table:table-cell>
        </table:table-row>
        <table:table-row table:style-name="TableLine1618963074304"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><text:span text:style-name="T15">2.3.</text:span>Decouper</text:p>
          </table:table-cell>
          <table:table-cell table:style-name="Tableau2.C2" office:value-type="string">
            <text:p text:style-name="P13">4</text:p>
          </table:table-cell>
        </table:table-row>
        <table:table-row table:style-name="TableLine1618963074592"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><text:span text:style-name="T15">2.4.</text:span>Domine</text:p>
          </table:table-cell>
          <table:table-cell table:style-name="Tableau2.C2" office:value-type="string">
            <text:p text:style-name="P13">4</text:p>
          </table:table-cell>
        </table:table-row>
        <table:table-row table:style-name="TableLine1618965488912"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><text:span text:style-name="T15">2.5.</text:span>Ajouter</text:p>
          </table:table-cell>
          <table:table-cell table:style-name="Tableau2.C2" office:value-type="string">
            <text:p text:style-name="P13">4</text:p>
          </table:table-cell>
        </table:table-row>
        <table:table-row table:style-name="TableLine1618965485456"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><text:span text:style-name="T15">2.6.</text:span>Supprimer</text:p>
          </table:table-cell>
          <table:table-cell table:style-name="Tableau2.C2" office:value-type="string">
            <text:p text:style-name="P13">4</text:p>
          </table:table-cell>
        </table:table-row>
        <table:table-row table:style-name="TableLine1618965477392">
          <table:table-cell table:style-name="Tableau2.A2" office:value-type="string">
            <text:p text:style-name="P14">3.Principale :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4">5-<text:span text:style-name="T16">5</text:span></text:p>
          </table:table-cell>
        </table:table-row>
        <table:table-row table:style-name="TableLine1618965483440"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4">3.1 import garde</text:p>
          </table:table-cell>
          <table:table-cell table:style-name="Tableau2.C2" office:value-type="string">
            <text:p text:style-name="P13">5</text:p>
          </table:table-cell>
        </table:table-row>
        <table:table-row table:style-name="TableLine1618965478544"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4">3.2 EMPS</text:p>
          </table:table-cell>
          <table:table-cell table:style-name="Tableau2.C2" office:value-type="string">
            <text:p text:style-name="P13">5</text:p>
          </table:table-cell>
        </table:table-row>
        <table:table-row table:style-name="TableLine1618965477104"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4"/>
          </table:table-cell>
          <table:table-cell table:style-name="Tableau2.C2" office:value-type="string">
            <text:p text:style-name="P15">5</text:p>
          </table:table-cell>
        </table:table-row>
        <table:table-row table:style-name="TableLine1618965487184">
          <table:table-cell table:style-name="Tableau2.A2" office:value-type="string">
            <text:p text:style-name="P14">4-<text:span text:style-name="T17">5</text:span></text:p>
          </table:table-cell>
          <table:table-cell table:style-name="Tableau2.A2" office:value-type="string">
            <text:p text:style-name="P14">Additionnel</text:p>
          </table:table-cell>
          <table:table-cell table:style-name="Tableau2.C2" office:value-type="string">
            <text:p text:style-name="P16">6-7</text:p>
          </table:table-cell>
        </table:table-row>
        <table:table-row table:style-name="TableLine1618965492080">
          <table:table-cell table:style-name="Tableau2.A2" office:value-type="string">
            <text:p text:style-name="P14">4.Génération :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6">6-6</text:p>
          </table:table-cell>
        </table:table-row>
        <table:table-row table:style-name="TableLine1618965490640"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6">4.1Génération de points</text:p>
          </table:table-cell>
          <table:table-cell table:style-name="Tableau2.C2" office:value-type="string">
            <text:p text:style-name="P15">6</text:p>
          </table:table-cell>
        </table:table-row>
        <table:table-row table:style-name="TableLine1618965483728"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6">4.2Génération double</text:p>
          </table:table-cell>
          <table:table-cell table:style-name="Tableau2.C2" office:value-type="string">
            <text:p text:style-name="P15">6</text:p>
          </table:table-cell>
        </table:table-row>
        <table:table-row table:style-name="TableLine1618965480272"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7">5.<text:span text:style-name="T27">G</text:span>raphique</text:p>
          </table:table-cell>
          <table:table-cell table:style-name="Tableau2.C2" office:value-type="string">
            <text:p text:style-name="P18">6</text:p>
          </table:table-cell>
        </table:table-row>
      </table:table>
      <text:p text:style-name="P10"/>
      <text:p text:style-name="P49">Structure</text:p>
      <text:p text:style-name="P19"/>
      <text:p text:style-name="P19">Cette application à été développer en Python 3</text:p>
      <text:p text:style-name="P19"/>
      <text:p text:style-name="P20">Le paquet est les fichier requis :</text:p>
      <text:p text:style-name="P20"><text:tab/>- projet_3.py</text:p>
      <text:p text:style-name="P20">avec la librairie requit à installer :</text:p>
      <text:p text:style-name="P20">(# Par l’installateur Python Pip):</text:p>
      <text:p text:style-name="P20"><text:tab/>- matplotlib 3.6</text:p>
      <text:p text:style-name="P20"/>
      <text:p text:style-name="P20">Fichier optionnel :</text:p>
      <text:p text:style-name="P20"><text:tab/>- projet_3_graphic.py</text:p>
      <text:p text:style-name="P20"><text:tab/>- generate_data.py || generateur_liste_double.py</text:p>
      <text:p text:style-name="P20"/>
      <text:p text:style-name="P21">Auteur :</text:p>
      <text:p text:style-name="P21"><text:tab/>- Pavard Arthur</text:p>
      <text:p text:style-name="P21"><text:tab/>- Jean-Louis Florian</text:p>
      <text:p text:style-name="P21"/>
      <text:p text:style-name="P22">Date de restitution : Vendredi 6 Janvier</text:p>
      <text:p text:style-name="P22"/>
      <text:p text:style-name="P22">Principe : (# Voire énoncer) Application démontrant le Front de Pareto </text:p>
      <text:p text:style-name="P22">(# <text:a xlink:type="simple" xlink:href="https://en.wikipedia.org/wiki/Pareto_front" text:style-name="Internet_20_link" text:visited-style-name="Visited_20_Internet_20_Link">https://en.wikipedia.org/wiki/Pareto_front</text:a>)</text:p>
      <text:p text:style-name="P22"/>
      <text:p text:style-name="P39">infrastructure :</text:p>
      <text:p text:style-name="P39">projet_3.py seul sur un serveur avec les données passer par argument</text:p>
      <text:p text:style-name="P39">generate_data.py n’importe ou paramètres a changer dans le code</text:p>
      <text:p text:style-name="P39">generateur_liste_double.py n’importe ou paramètres demander par input()</text:p>
      <text:p text:style-name="P39">projet_3_graphic.py version libre</text:p>
      <text:p text:style-name="P22">projet_3_graphic_advanced.<text:span text:style-name="T21">py version Pro acheter une licence entreprise</text:span></text:p>
      <text:p text:style-name="P39">https://www.</text:p>
      <text:p text:style-name="P48">Fonctions</text:p>
      <text:p text:style-name="P23"><text:span text:style-name="T22">Taille(S)</text:span>: </text:p>
      <text:p text:style-name="P23"><text:tab/><text:span text:style-name="T9">P</text:span>aramètre : S est une liste</text:p>
      <text:p text:style-name="P23"><text:tab/>retourne : N une entier (# la taille de la liste)</text:p>
      <text:p text:style-name="P23"><text:tab/>Retourne le nombre n de points dans S.</text:p>
      <text:p text:style-name="P23"><text:tab/>en utilisant la fonction par défaut "len()" de Python</text:p>
      <text:p text:style-name="P23"/>
      <text:p text:style-name="P45">Trier(S, y = <text:span text:style-name="T5">False</text:span>) :</text:p>
      <text:p text:style-name="P23"><text:tab/><text:span text:style-name="T10">P</text:span>aramètre : S est une liste <text:span text:style-name="T6">de points (x : float , y : float)</text:span></text:p>
      <text:p text:style-name="P23"><text:tab/><text:span text:style-name="T6">y est un booléen vraie faux ,pour trier par le X des points par défaut (y = False)</text:span></text:p>
      <text:p text:style-name="P23"><text:tab/><text:span text:style-name="T6">ou par le Y des points (y = True)</text:span></text:p>
      <text:p text:style-name="P24"><text:tab/><text:span text:style-name="T7">R</text:span>etourne la liste trier </text:p>
      <text:p text:style-name="P24"><text:tab/>Trie l’ensemble S selon x <text:span text:style-name="T7">ou par </text:span>y <text:span text:style-name="T7">(par la fonction par défaut </text:span>"<text:span text:style-name="T7">sorted()</text:span>"<text:span text:style-name="T7">)</text:span>.</text:p>
      <text:p text:style-name="P23"/>
      <text:p text:style-name="P25"><text:span text:style-name="T22">Decouper(S) :</text:span> </text:p>
      <text:p text:style-name="P25"><text:span text:style-name="T11"><text:tab/>P</text:span>aramètre : S est une liste <text:span text:style-name="T6">de points (x : float , y : float)</text:span></text:p>
      <text:p text:style-name="P26"><text:tab/><text:span text:style-name="T11">Retourne</text:span> (SL : <text:span text:style-name="T11">list</text:span>, SR : <text:span text:style-name="T11">list</text:span>) </text:p>
      <text:p text:style-name="P26"><text:tab/>Retourne les ensembles SL et SR <text:span text:style-name="T12">qui viens de l’ensemble S découper en 2</text:span>.</text:p>
      <text:p text:style-name="P23"/>
      <text:p text:style-name="P25"><text:span text:style-name="T22">Domine(p1,p2) :</text:span> </text:p>
      <text:p text:style-name="P27"><text:span text:style-name="T11"><text:tab/>P</text:span>aramètre : <text:span text:style-name="T13">p1 </text:span><text:span text:style-name="T8">tuple </text:span><text:span text:style-name="T6">(x : float , y : float) </text:span><text:span text:style-name="T8">(# un point)</text:span></text:p>
      <text:p text:style-name="P32"><text:tab/>p2 <text:span text:style-name="T8">tuple </text:span><text:span text:style-name="T6">(x : float , y : float) </text:span><text:span text:style-name="T8">(# un point)</text:span></text:p>
      <text:p text:style-name="P27"><text:span text:style-name="T13"><text:tab/>Retourne </text:span>bool </text:p>
      <text:p text:style-name="P27"><text:tab/>Retourne Vrai si et seulement si p<text:span text:style-name="T14">2 </text:span>domine p<text:span text:style-name="T14">1</text:span></text:p>
      <text:p text:style-name="P33"><text:tab/>selon la lois de Pareto x1&lt;x2 &amp;&amp; y1&lt;y2 </text:p>
      <text:p text:style-name="P28"><text:span text:style-name="T13"><text:tab/>avec x1&lt;x2 déjà accomplie car les points sont trier par X</text:span>.</text:p>
      <text:p text:style-name="P23"/>
      <text:p text:style-name="P25"><text:span text:style-name="T22">Ajouter(S,p) :</text:span> </text:p>
      <text:p text:style-name="P25"><text:tab/><text:span text:style-name="T9">P</text:span>aramètre : S est une liste <text:span text:style-name="T6">de points (x : float , y : float)</text:span></text:p>
      <text:p text:style-name="P30"><text:tab/>p tuple <text:span text:style-name="T6">(x : float , y : float) </text:span>(# un point)</text:p>
      <text:p text:style-name="P31"><text:tab/>Retourne la liste modifier</text:p>
      <text:p text:style-name="P25"><text:tab/>Modifie l’ensemble S en lui ajoutant le point p.</text:p>
      <text:p text:style-name="P23"/>
      <text:p text:style-name="P45">Supprimer(S,p) :</text:p>
      <text:p text:style-name="P25"><text:tab/><text:span text:style-name="T9">P</text:span>aramètre : S est une liste <text:span text:style-name="T6">de points (x : float , y : float)</text:span></text:p>
      <text:p text:style-name="P29"><text:tab/>p tuple <text:span text:style-name="T6">(x : float , y : float) </text:span>(# un point)</text:p>
      <text:p text:style-name="P29"><text:tab/>Retourne la liste modifier</text:p>
      <text:p text:style-name="P23"><text:tab/>Modifie l’ensemble S en y supprimant le point p. </text:p>
      <text:p text:style-name="P23"/>
      <text:p text:style-name="P50">Principale</text:p>
      <text:p text:style-name="P35"><text:span text:style-name="T19">Cette application suit les conventions ; il y a donc les pratiques modulaire :</text:span> </text:p>
      <text:p text:style-name="P35"><text:tab/>- import garde <text:span text:style-name="T19">si le fichier est un module ne rien faire sinon fait suivre le déroulement <text:tab/>normale (</text:span><text:span text:style-name="T20"># ce n’est pas le cas pour les générateurs de points</text:span><text:span text:style-name="T19">)</text:span></text:p>
      <text:p text:style-name="P35"/>
      <text:p text:style-name="P38"><text:tab/>- annotation de types : types[None] utile pour les signature de fonctions et permet</text:p>
      <text:p text:style-name="P38"><text:tab/>l’auto-complétion et un bon linter mais pour la compatibilité python 3.X au lieux de 3.8</text:p>
      <text:p text:style-name="P38"><text:tab/>tout les type avec un sous-contenant (aka list[] tuple[]) n’ont pas le type du sous contenant</text:p>
      <text:p text:style-name="P36"/>
      <text:p text:style-name="P46">EMPS(S,depth) :</text:p>
      <text:p text:style-name="P36"><text:tab/><text:span text:style-name="T21">fonction principale récursive de ce projet</text:span></text:p>
      <text:p text:style-name="P36"><text:tab/><text:span text:style-name="T21">Paramètre : S list de tout ensemble de points 2D (x: float , y : float)</text:span></text:p>
      <text:p text:style-name="P36"><text:tab/><text:span text:style-name="T21">(# plus de dimension ne sera pas pris en compte)</text:span></text:p>
      <text:p text:style-name="P37"><text:tab/><text:span text:style-name="T21">depth : int – cette fonction étant <text:s/>récursive pour le débugage ce paramètre optionnel est <text:tab/>utiliser pour </text:span><text:span text:style-name="T29">bien afficher les données</text:span></text:p>
      <text:p text:style-name="P50">Génération de points</text:p>
      <text:p text:style-name="P47">Génère des points <text:span text:style-name="T23">par des constante mit dans le </text:span><text:span text:style-name="T24">"</text:span><text:span text:style-name="T23">code source</text:span><text:span text:style-name="T24">" </text:span><text:span text:style-name="T25">et écrit le résultat dans un fichier.txt ou fichier.csv qui change selon le jour et les secondes.</text:span></text:p>
      <text:p text:style-name="P40">Format de nom de fichier :</text:p>
      <text:p text:style-name="P54">f"data_{T.tm_mday}_{T.tm_sec}"</text:p>
      <text:p text:style-name="P53">exemple : data_3_59.csv</text:p>
      <text:p text:style-name="P55">conseil avec un dossier temporaire comme est utiliser par le bouton "générer" de graphic Pro</text:p>
      <text:p text:style-name="P55"/>
      <text:p text:style-name="P56">les constantes changeables :</text:p>
      <text:p text:style-name="Standard">CSV = False<text:tab/><text:tab/><text:span text:style-name="T26">| si le fichier est csv ou txt</text:span></text:p>
      <text:p text:style-name="Standard">PRETTY = False<text:tab/><text:span text:style-name="T26">| si le csv devrai sauter des lignes ou pas</text:span></text:p>
      <text:p text:style-name="Standard">NUMBER = 1000<text:tab/><text:span text:style-name="T26">| le nombre de points a générer</text:span></text:p>
      <text:p text:style-name="Standard">MIN = 0<text:tab/><text:tab/><text:span text:style-name="T26">| la valeur minimum pour un point</text:span></text:p>
      <text:p text:style-name="Standard">MAX = 1000<text:tab/><text:tab/><text:span text:style-name="T26">| la valeur maximum pour un point</text:span></text:p>
      <text:p text:style-name="P51">Générateur liste double</text:p>
      <text:p text:style-name="P34">la même chose de manière plus explicite fait par Florian</text:p>
      <text:p text:style-name="P34">Prend le nombre de points avec input()</text:p>
      <text:p text:style-name="P34">écrit le résultat dans un fichier <text:span text:style-name="T4">"</text:span>paire.txt<text:span text:style-name="T4">"</text:span></text:p>
      <text:p text:style-name="P44"/>
      <text:p text:style-name="P52"/>
      <text:p text:style-name="P52">Graphique</text:p>
      <text:p text:style-name="P41"><text:span text:style-name="T28">(</text:span><text:span text:style-name="T18">optionnel</text:span><text:span text:style-name="T28">)</text:span></text:p>
      <text:p text:style-name="P42">proviens une interface graphique avec le fichier projet_3_graphic.py</text:p>
      <text:p text:style-name="P42">(aka GUI)</text:p>
      <text:p text:style-name="P43">permet de générer des points</text:p>
      <text:p text:style-name="P43">interfacer projet_3.py</text:p>
      <text:p text:style-name="P43">permet de sauvegarder l’image du résultat en format postScrites</text:p>
      <text:p text:style-name="P43">permet de sauvegarder les points résultats en un fichier</text:p>
      <text:p text:style-name="P43">permet d’ouvrir un fichier de points au format CSV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center" fo:background-color="transparent">
        <style:background-image/>
      </style:table-properties>
    </style:style>
    <style:style style:name="Tableau1.A" style:family="table-column">
      <style:table-column-properties style:column-width="5.669cm"/>
    </style:style>
    <style:style style:name="Tableau1.B" style:family="table-column">
      <style:table-column-properties style:column-width="5.664cm"/>
    </style:style>
    <style:style style:name="Tableau1.C" style:family="table-column">
      <style:table-column-properties style:column-width="5.667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1" style:family="table-cell">
      <style:table-cell-properties fo:background-color="transparent" fo:padding="0cm" fo:border="none">
        <style:background-image/>
      </style:table-cell-properties>
    </style:style>
    <style:style style:name="Tableau1.C1" style:family="table-cell">
      <style:table-cell-properties fo:padding="0cm" fo:border="none"/>
    </style:style>
    <style:style style:name="MP1" style:family="paragraph" style:parent-style-name="Header">
      <style:text-properties officeooo:rsid="001de74c" officeooo:paragraph-rsid="001de74c"/>
    </style:style>
    <style:style style:name="MP2" style:family="paragraph" style:parent-style-name="Header">
      <style:paragraph-properties fo:text-align="start" style:justify-single-word="false"/>
    </style:style>
    <style:style style:name="MP3" style:family="paragraph" style:parent-style-name="Table_20_Contents">
      <style:paragraph-properties fo:text-align="start" style:justify-single-word="false"/>
      <style:text-properties officeooo:rsid="001eae94" officeooo:paragraph-rsid="001eae94"/>
    </style:style>
    <style:style style:name="MP4" style:family="paragraph" style:parent-style-name="Table_20_Contents">
      <style:paragraph-properties fo:text-align="center" style:justify-single-word="false"/>
      <style:text-properties officeooo:rsid="001eae94" officeooo:paragraph-rsid="001eae94"/>
    </style:style>
    <style:style style:name="MP5" style:family="paragraph" style:parent-style-name="Header">
      <style:paragraph-properties fo:text-align="end" style:justify-single-word="false"/>
      <style:text-properties officeooo:paragraph-rsid="001eae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3">Pavard Arthur<text:line-break/>Jean-Louis Florian</text:p>
            </table:table-cell>
            <table:table-cell table:style-name="Tableau1.B1" office:value-type="string">
              <text:p text:style-name="MP4">NSI – Projet 3</text:p>
            </table:table-cell>
            <table:table-cell table:style-name="Tableau1.C1" office:value-type="string">
              <text:p text:style-name="MP5"><text:page-number text:select-page="current">6</text:page-number>/<text:page-count>6</text:page-count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2T17:40:28.030000000</meta:creation-date>
    <meta:generator>LibreOffice/7.3.5.2$Windows_X86_64 LibreOffice_project/184fe81b8c8c30d8b5082578aee2fed2ea847c01</meta:generator>
    <dc:date>2023-01-06T01:01:44.563000000</dc:date>
    <meta:editing-duration>PT3H36M47S</meta:editing-duration>
    <meta:editing-cycles>34</meta:editing-cycles>
    <meta:document-statistic meta:table-count="2" meta:image-count="0" meta:object-count="0" meta:page-count="6" meta:paragraph-count="132" meta:word-count="776" meta:character-count="4381" meta:non-whitespace-character-count="3678"/>
  </office:meta>
</office:document-meta>
</file>